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Franklin Gothic Medium" fo:language="es" fo:country="ES"/>
    </style:style>
    <style:style style:name="P2" style:family="paragraph" style:parent-style-name="Standard" style:list-style-name="L1">
      <style:paragraph-properties fo:line-height="100%" fo:text-align="justify" style:justify-single-word="false"/>
      <style:text-properties style:font-name="Franklin Gothic Medium" fo:language="es" fo:country="ES"/>
    </style:style>
    <style:style style:name="P3" style:family="paragraph" style:parent-style-name="Standard" style:list-style-name="L2">
      <style:paragraph-properties fo:line-height="100%" fo:text-align="justify" style:justify-single-word="false"/>
      <style:text-properties style:font-name="Franklin Gothic Medium" fo:language="es" fo:country="ES"/>
    </style:style>
    <style:style style:name="P4" style:family="paragraph" style:parent-style-name="Standard">
      <style:paragraph-properties fo:line-height="150%" fo:text-align="justify" style:justify-single-word="false"/>
      <style:text-properties style:font-name="Franklin Gothic Medium" fo:language="es" fo:country="E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Franklin Gothic Medium" fo:language="es" fo:country="ES"/>
    </style:style>
    <style:style style:name="P6" style:family="paragraph" style:parent-style-name="Standard">
      <style:paragraph-properties fo:text-align="justify" style:justify-single-word="false"/>
      <style:text-properties style:font-name="Franklin Gothic Medium" fo:font-size="20pt" fo:language="es" fo:country="ES" style:font-size-asian="20pt" style:font-size-complex="2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Franklin Gothic Medium" fo:font-size="10pt" fo:language="es" fo:country="ES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ff3333" style:font-name="Franklin Gothic Medium" fo:font-size="20pt" fo:language="es" fo:country="ES" style:font-size-asian="20pt" style:font-size-complex="20pt"/>
    </style:style>
    <style:style style:name="P9" style:family="paragraph" style:parent-style-name="Standard">
      <style:paragraph-properties fo:line-height="100%" fo:text-align="center" style:justify-single-word="false"/>
      <style:text-properties fo:color="#ff3333" style:font-name="Franklin Gothic Medium" fo:font-size="20pt" fo:language="es" fo:country="ES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999999" style:font-name="Franklin Gothic Medium" fo:font-size="10pt" fo:language="es" fo:country="ES" style:font-size-asian="10pt" style:font-size-complex="10pt"/>
    </style:style>
    <style:style style:name="P11" style:family="paragraph" style:parent-style-name="Standard">
      <style:paragraph-properties fo:line-height="100%" fo:text-align="center" style:justify-single-word="false"/>
      <style:text-properties fo:color="#999999" style:font-name="Franklin Gothic Medium" fo:font-size="10pt" fo:language="es" fo:country="ES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fo:color="#0066cc" style:font-name="Calibri" fo:font-size="10pt" fo:language="es" fo:country="ES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fo:color="#0066cc" style:font-name="Calibri" fo:font-size="10pt" fo:language="es" fo:country="ES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66cc" style:font-name="Calibri" fo:font-size="10pt" style:font-size-asian="10pt" style:font-size-complex="10pt"/>
    </style:style>
    <style:style style:name="T3" style:family="text">
      <style:text-properties fo:color="#0066cc" fo:font-size="10pt" style:font-size-asian="10pt" style:font-size-complex="10pt"/>
    </style:style>
    <style:style style:name="T4" style:family="text">
      <style:text-properties fo:font-variant="small-caps" fo:color="#999999"/>
    </style:style>
    <style:style style:name="T5" style:family="text">
      <style:text-properties fo:color="#ff3333" style:font-name="Century Schoolbook L" fo:font-size="9pt" fo:font-style="italic" style:font-size-asian="9pt" style:font-style-asian="italic" style:font-size-complex="9pt" style:font-style-complex="itali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elebración del Jueves Santo</text:p>
      <text:p text:style-name="P10">Lavatorio de los pies</text:p>
      <text:p text:style-name="P6"/>
      <text:list xml:id="list6606213838466913019" text:style-name="L1">
        <text:list-item>
          <text:p text:style-name="P5">Monición ambiental</text:p>
        </text:list-item>
        <text:list-item>
          <text:p text:style-name="P2">Canto de entrada</text:p>
        </text:list-item>
      </text:list>
      <text:p text:style-name="P1"><text:tab/><text:span text:style-name="T2">Revisar la relación de cantos propuestos como guía.</text:span></text:p>
      <text:p text:style-name="P1"><text:span text:style-name="T2"/></text:p>
      <text:list xml:id="list2006991978" text:continue-numbering="true" text:style-name="L1">
        <text:list-item>
          <text:p text:style-name="P2">Saludo del Presidente</text:p>
        </text:list-item>
      </text:list>
      <text:p text:style-name="P13"><text:tab/>En caso de que este un presbítero presente, en su defecto una oración dirigida por el responsable del equipo.</text:p>
      <text:p text:style-name="P12"/>
      <text:list xml:id="list2011465629" text:continue-numbering="true" text:style-name="L1">
        <text:list-item>
          <text:p text:style-name="P2">Invocación al Espíritu Santo</text:p>
        </text:list-item>
      </text:list>
      <text:p text:style-name="P1"><text:tab/><text:span text:style-name="T2">Cantar el canto de la Invocación al Espíritu santo o en su decento recitarlo.<text:tab/><text:tab/></text:span><text:span text:style-name="T5">(Oh Señor envía tu espíritu...)</text:span></text:p>
      <text:p text:style-name="P4"><text:span text:style-name="T2"/></text:p>
      <text:list xml:id="list1477706131" text:continue-numbering="true" text:style-name="L1">
        <text:list-item>
          <text:p text:style-name="P5">Celebración de la palabra</text:p>
        </text:list-item>
      </text:list>
      <text:p text:style-name="P7"><text:tab/><text:span text:style-name="T4">Primera Lectura:</text:span></text:p>
      <text:p text:style-name="P1"><text:tab/>Monición</text:p>
      <text:p text:style-name="P1"><text:tab/>Juan 13, 31 – 38. 14, 1 – 31</text:p>
      <text:p text:style-name="P1"><text:tab/>Canto</text:p>
      <text:p text:style-name="P7"><text:tab/><text:span text:style-name="T4">Segunda Lectura:</text:span></text:p>
      <text:p text:style-name="P1"><text:tab/>Monición</text:p>
      <text:p text:style-name="P1"><text:tab/>Juan 15, 1- 27. 16, 1 - 15</text:p>
      <text:p text:style-name="P1"><text:tab/>Canto</text:p>
      <text:p text:style-name="P7"><text:tab/><text:span text:style-name="T4">Tercera Lectura:</text:span></text:p>
      <text:p text:style-name="P1"><text:tab/>Monición</text:p>
      <text:p text:style-name="P1"><text:tab/>Juan 13, 1 - 20</text:p>
      <text:p text:style-name="P1"><text:tab/>Canto</text:p>
      <text:p text:style-name="P4"/>
      <text:list xml:id="list1755868921" text:continue-numbering="true" text:style-name="L1">
        <text:list-item>
          <text:p text:style-name="P5">Ecos de la palabra</text:p>
        </text:list-item>
        <text:list-item>
          <text:p text:style-name="P2">Homilía del presidente</text:p>
        </text:list-item>
      </text:list>
      <text:p text:style-name="P1"><text:tab/><text:span text:style-name="T2">En caso de que este presente un presbítero, en su defecto la colecta de los ecos echa por el responsable.</text:span></text:p>
      <text:p text:style-name="P4"><text:span text:style-name="T2"/></text:p>
      <text:list xml:id="list1018443088" text:continue-numbering="true" text:style-name="L1">
        <text:list-item>
          <text:p text:style-name="P2">Acto de contrición</text:p>
        </text:list-item>
      </text:list>
      <text:p text:style-name="P13"><text:tab/>De rodillas lo que no puedan arrodillarse de pie.<text:tab/><text:tab/><text:tab/><text:tab/><text:span text:style-name="T5">(Yo confieso ante Dios todopoderoso...)</text:span></text:p>
      <text:p text:style-name="P12"/>
      <text:list xml:id="list1435887500" text:continue-numbering="true" text:style-name="L1">
        <text:list-item>
          <text:p text:style-name="P2">Lavatorio de los pies</text:p>
        </text:list-item>
      </text:list>
      <text:p text:style-name="P1"><text:tab/><text:span text:style-name="T2">El responsable ceñido con una toalla a la cintura y con la ayuda de algún otro miembro del equipo hace el signo del <text:tab/>lavatorio a todos los hermanos de la comunidad, luego de que termine algunos otros pueden hacer el signo de manera <text:tab/>particular, mientras se canta cantos.</text:span></text:p>
      <text:p text:style-name="P4"><text:span text:style-name="T2"/></text:p>
      <text:list xml:id="list2024167515" text:continue-numbering="true" text:style-name="L1">
        <text:list-item>
          <text:p text:style-name="P5">Oración de los fieles</text:p>
        </text:list-item>
        <text:list-item>
          <text:p text:style-name="P5">Paz</text:p>
        </text:list-item>
        <text:list-item>
          <text:p text:style-name="P5">Bendición final</text:p>
        </text:list-item>
      </text:list>
      <text:p text:style-name="P4"/>
      <text:p text:style-name="P4"/>
      <text:p text:style-name="P4"/>
      <text:p text:style-name="P9"><text:soft-page-break/>Relación de cantos Jueves Santo</text:p>
      <text:p text:style-name="P11">Cantos propuestos para la Celebración del Lavatorio de los Pies</text:p>
      <text:p text:style-name="P1"/>
      <text:list xml:id="list3527918235389670715" text:style-name="L2">
        <text:list-item>
          <text:p text:style-name="P3">Como el impulso que siente la ira</text:p>
        </text:list-item>
        <text:list-item>
          <text:p text:style-name="P3">Himno a la caridad</text:p>
        </text:list-item>
        <text:list-item>
          <text:p text:style-name="P3">Himno a la kenosis <text:tab/><text:tab/><text:span text:style-name="T3">(sin aleluya)</text:span></text:p>
        </text:list-item>
        <text:list-item>
          <text:p text:style-name="P3">Jerusalén reconstruida<text:tab/><text:span text:style-name="T3">(sin aleluya)</text:span></text:p>
        </text:list-item>
        <text:list-item>
          <text:p text:style-name="P3">Como es maravilloso</text:p>
        </text:list-item>
        <text:list-item>
          <text:p text:style-name="P3">Que estupendo que alegría</text:p>
        </text:list-item>
        <text:list-item>
          <text:p text:style-name="P3">Por el amor de mis amigo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José Gutiérrez Avilés</meta:initial-creator>
    <meta:creation-date>2014-04-15T12:27:08</meta:creation-date>
    <dc:date>2014-04-15T12:58:48</dc:date>
    <dc:creator>Samuel José Gutiérrez Avilés</dc:creator>
    <meta:editing-duration>PT31M44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2" meta:paragraph-count="41" meta:word-count="275" meta:character-count="1515"/>
  </office:meta>
</office:document-meta>
</file>